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000000037E480B71D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35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149cm"/>
    </style:style>
    <style:style style:name="gr6" style:family="graphic" style:parent-style-name="standard">
      <style:graphic-properties draw:stroke="none" svg:stroke-color="#000000" draw:fill="none" draw:fill-color="#ffffff" fo:min-height="1.2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 xml:id="id1" draw:id="id1">
          <draw:frame draw:style-name="gr1" draw:text-style-name="P1" draw:layer="layout" svg:width="5.243cm" svg:height="3.45cm" svg:x="2.157cm" svg:y="2.137cm">
            <draw:image xlink:href="Pictures/10000201000005000000037E480B71D0.png" xlink:type="simple" xlink:show="embed" xlink:actuate="onLoad">
              <text:p/>
            </draw:image>
          </draw:frame>
          <draw:frame draw:style-name="gr2" draw:layer="layout" svg:width="3cm" svg:height="0.963cm" svg:x="3.7cm" svg:y="5.237cm">
            <draw:text-box>
              <text:p>Player</text:p>
            </draw:text-box>
          </draw:frame>
        </draw:g>
        <draw:ellipse draw:style-name="gr3" draw:text-style-name="P1" xml:id="id2" draw:id="id2" draw:layer="layout" svg:width="4.7cm" svg:height="1.5cm" svg:x="8.5cm" svg:y="2.1cm">
          <text:p text:style-name="P1">SelectPhoto</text:p>
        </draw:ellipse>
        <draw:connector draw:style-name="gr4" draw:text-style-name="P1" draw:layer="layout" svg:x1="7.4cm" svg:y1="4.168cm" svg:x2="8.5cm" svg:y2="2.85cm" draw:start-shape="id1" draw:start-glue-point="1" draw:end-shape="id2" draw:end-glue-point="3" svg:d="M7400 4168h550v-1318h550">
          <text:p/>
        </draw:connector>
        <draw:g xml:id="id3" draw:id="id3">
          <draw:frame draw:style-name="gr1" draw:text-style-name="P1" draw:layer="layout" svg:width="5.243cm" svg:height="3.45cm" svg:x="14.158cm" svg:y="3.702cm">
            <draw:image xlink:href="Pictures/10000201000005000000037E480B71D0.png" xlink:type="simple" xlink:show="embed" xlink:actuate="onLoad">
              <text:p/>
            </draw:image>
          </draw:frame>
          <draw:frame draw:style-name="gr5" draw:layer="layout" svg:width="6.5cm" svg:height="1.399cm" svg:x="13.7cm" svg:y="6.701cm">
            <draw:text-box>
              <text:p>ImgProcessManager</text:p>
            </draw:text-box>
          </draw:frame>
        </draw:g>
        <draw:ellipse draw:style-name="gr3" draw:text-style-name="P1" xml:id="id4" draw:id="id4" draw:layer="layout" svg:width="4.7cm" svg:height="1.5cm" svg:x="9.8cm" svg:y="8cm">
          <text:p text:style-name="P1">ProcessPhoto</text:p>
        </draw:ellipse>
        <draw:connector draw:style-name="gr4" draw:text-style-name="P1" draw:layer="layout" svg:x1="16.95cm" svg:y1="8.1cm" svg:x2="14.5cm" svg:y2="8.75cm" draw:start-shape="id3" draw:start-glue-point="2" draw:end-shape="id4" draw:end-glue-point="1" svg:d="M16950 8100v650h-2450">
          <text:p/>
        </draw:connector>
        <draw:g xml:id="id5" draw:id="id5">
          <draw:frame draw:style-name="gr1" draw:text-style-name="P1" draw:layer="layout" svg:width="5.243cm" svg:height="3.45cm" svg:x="2.5cm" svg:y="7.6cm">
            <draw:image xlink:href="Pictures/10000201000005000000037E480B71D0.png" xlink:type="simple" xlink:show="embed" xlink:actuate="onLoad">
              <text:p/>
            </draw:image>
          </draw:frame>
          <draw:frame draw:style-name="gr6" draw:layer="layout" svg:width="6.4cm" svg:height="1.5cm" svg:x="2cm" svg:y="10.9cm">
            <draw:text-box>
              <text:p>PersistenceManager</text:p>
            </draw:text-box>
          </draw:frame>
        </draw:g>
        <draw:connector draw:style-name="gr4" draw:text-style-name="P1" draw:layer="layout" svg:x1="9.8cm" svg:y1="8.75cm" svg:x2="8.4cm" svg:y2="10cm" draw:start-shape="id4" draw:start-glue-point="3" draw:end-shape="id5" draw:end-glue-point="1" svg:d="M9800 8750h-700v1250h-700">
          <text:p/>
        </draw:connector>
        <draw:g xml:id="id7" draw:id="id7">
          <draw:frame draw:style-name="gr1" draw:text-style-name="P1" draw:layer="layout" svg:width="5.243cm" svg:height="3.45cm" svg:x="13.357cm" svg:y="12.2cm">
            <draw:image xlink:href="Pictures/10000201000005000000037E480B71D0.png" xlink:type="simple" xlink:show="embed" xlink:actuate="onLoad">
              <text:p/>
            </draw:image>
          </draw:frame>
          <draw:frame draw:style-name="gr5" draw:layer="layout" svg:width="4.3cm" svg:height="1.399cm" svg:x="13.999cm" svg:y="15.199cm">
            <draw:text-box>
              <text:p>LevelLoader</text:p>
            </draw:text-box>
          </draw:frame>
        </draw:g>
        <draw:ellipse draw:style-name="gr3" draw:text-style-name="P1" xml:id="id6" draw:id="id6" draw:layer="layout" svg:width="4.7cm" svg:height="1.5cm" svg:x="6.8cm" svg:y="16cm">
          <text:p text:style-name="P1">SelectLevel</text:p>
        </draw:ellipse>
        <draw:connector draw:style-name="gr4" draw:text-style-name="P1" draw:layer="layout" svg:x1="2.157cm" svg:y1="4.168cm" svg:x2="6.8cm" svg:y2="16.75cm" draw:start-shape="id1" draw:start-glue-point="3" draw:end-shape="id6" draw:end-glue-point="3" svg:d="M2157 4168h-500v12582h5143">
          <text:p/>
        </draw:connector>
        <draw:connector draw:style-name="gr4" draw:text-style-name="P1" draw:layer="layout" svg:x1="13.2cm" svg:y1="2.85cm" svg:x2="16.95cm" svg:y2="3.702cm" draw:start-shape="id2" draw:start-glue-point="1" draw:end-shape="id3" draw:end-glue-point="0" svg:d="M13200 2850h3750v852">
          <text:p/>
        </draw:connector>
        <draw:connector draw:style-name="gr4" draw:text-style-name="P1" draw:layer="layout" svg:x1="11.5cm" svg:y1="16.75cm" svg:x2="15.978cm" svg:y2="16.598cm" draw:start-shape="id6" draw:start-glue-point="1" draw:end-shape="id7" draw:end-glue-point="2" svg:d="M11500 16750h929v348h3549v-500">
          <text:p/>
        </draw:connector>
        <draw:ellipse draw:style-name="gr3" draw:text-style-name="P1" xml:id="id8" draw:id="id8" draw:layer="layout" svg:width="4.7cm" svg:height="1.5cm" svg:x="6cm" svg:y="14.1cm">
          <text:p text:style-name="P1">GetLevel</text:p>
        </draw:ellipse>
        <draw:connector draw:style-name="gr4" draw:text-style-name="P1" draw:layer="layout" svg:x1="13.357cm" svg:y1="14.399cm" svg:x2="10.7cm" svg:y2="14.85cm" draw:start-shape="id7" draw:start-glue-point="3" draw:end-shape="id8" draw:end-glue-point="1" svg:d="M13357 14399h-1328v451h-1329">
          <text:p/>
        </draw:connector>
        <draw:connector draw:style-name="gr4" draw:text-style-name="P1" draw:layer="layout" svg:x1="6cm" svg:y1="14.85cm" svg:x2="5.2cm" svg:y2="12.4cm" draw:start-shape="id8" draw:start-glue-point="3" draw:end-shape="id5" draw:end-glue-point="2" svg:d="M6000 14850h-800v-2450">
          <text:p/>
        </draw:connector>
        <draw:ellipse draw:style-name="gr3" draw:text-style-name="P1" xml:id="id9" draw:id="id9" draw:layer="layout" svg:width="4.7cm" svg:height="1.5cm" svg:x="10.5cm" svg:y="10.4cm">
          <text:p text:style-name="P1">SendLevel</text:p>
        </draw:ellipse>
        <draw:connector draw:style-name="gr4" draw:text-style-name="P1" draw:layer="layout" svg:x1="5.2cm" svg:y1="12.4cm" svg:x2="10.5cm" svg:y2="11.15cm" draw:start-shape="id5" draw:start-glue-point="2" draw:end-shape="id9" draw:end-glue-point="3" svg:d="M5200 12400v500h4250v-1750h1050">
          <text:p/>
        </draw:connector>
        <draw:connector draw:style-name="gr4" draw:text-style-name="P1" draw:layer="layout" svg:x1="15.2cm" svg:y1="11.15cm" svg:x2="15.978cm" svg:y2="12.2cm" draw:start-shape="id9" draw:start-glue-point="1" draw:end-shape="id7" draw:end-glue-point="0" svg:d="M15200 11150h778v1050">
          <text:p/>
        </draw:connector>
        <draw:ellipse draw:style-name="gr3" draw:text-style-name="P1" xml:id="id10" draw:id="id10" draw:layer="layout" svg:width="4.7cm" svg:height="1.5cm" svg:x="12.6cm" svg:y="18.9cm">
          <text:p text:style-name="P1">GenerateLevel</text:p>
        </draw:ellipse>
        <draw:connector draw:style-name="gr4" draw:text-style-name="P1" draw:layer="layout" svg:x1="18.6cm" svg:y1="14.399cm" svg:x2="17.3cm" svg:y2="19.65cm" draw:start-shape="id7" draw:start-glue-point="1" draw:end-shape="id10" draw:end-glue-point="1" svg:d="M18600 14399h500v5251h-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Villaverde Martín</meta:initial-creator>
    <meta:creation-date>2016-05-17T18:42:35.01</meta:creation-date>
    <dc:date>2016-05-17T20:15:41.17</dc:date>
    <dc:creator>Daniel Villaverde Martín</dc:creator>
    <meta:editing-duration>PT51S</meta:editing-duration>
    <meta:editing-cycles>1</meta:editing-cycles>
    <meta:document-statistic meta:object-count="29"/>
    <meta:generator>OpenOffice/4.1.2$Win32 OpenOffice.org_project/412m3$Build-9782</meta:generator>
  </office:meta>
</office:document-meta>
</file>